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836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4.072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8.26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084cm" fo:min-width="11.692cm"/>
    </style:style>
    <style:style style:name="gr6" style:family="graphic" style:parent-style-name="standard">
      <style:graphic-properties draw:textarea-horizontal-align="justify" draw:textarea-vertical-align="middle" draw:auto-grow-height="false" fo:min-height="2.417cm" fo:min-width="2.167cm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fill-color="#c5000b" draw:textarea-horizontal-align="justify" draw:textarea-vertical-align="middle" draw:auto-grow-height="false" fo:min-height="1.188cm" fo:min-width="1.11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401cm" fo:min-width="15.62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.084cm" fo:min-width="6.4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3.302cm" svg:height="3.175cm" svg:x="1.635cm" svg:y="9.636cm">
          <text:p text:style-name="P1">Scheme</text:p>
          <text:p text:style-name="P1">defin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72cm" svg:height="1.651cm" svg:x="8.366cm" svg:y="6.207cm">
          <text:p text:style-name="P1">Ingest gateway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429cm" svg:y1="10.017cm" svg:x2="8.366cm" svg:y2="7.096cm">
          <text:p/>
        </draw:line>
        <draw:custom-shape draw:style-name="gr4" draw:text-style-name="P1" xml:id="id2" draw:id="id2" draw:layer="layout" svg:width="8.763cm" svg:height="1.651cm" svg:x="8.366cm" svg:y="6.207cm">
          <text:p text:style-name="P1">Ingest/retrieve gatewa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192cm" svg:height="5.334cm" svg:x="6.588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2.667cm" svg:height="2.667cm" svg:x="7.477cm" svg:y="10.271cm">
          <text:p text:style-name="P1">Storage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667cm" svg:height="2.667cm" svg:x="11.414cm" svg:y="10.271cm">
          <text:p text:style-name="P1">Storage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.667cm" svg:height="2.667cm" svg:x="15.224cm" svg:y="10.271cm">
          <text:p text:style-name="P1">Storage</text:p>
          <text:p text:style-name="P1">N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684cm" svg:y1="7.858cm" svg:x2="9.001cm" svg:y2="10.271cm">
          <text:p/>
        </draw:line>
        <draw:line draw:style-name="gr7" draw:text-style-name="P2" draw:layer="layout" svg:x1="12.684cm" svg:y1="7.858cm" svg:x2="12.811cm" svg:y2="10.271cm">
          <text:p/>
        </draw:line>
        <draw:line draw:style-name="gr7" draw:text-style-name="P2" draw:layer="layout" svg:x1="12.684cm" svg:y1="7.858cm" svg:x2="16.748cm" svg:y2="10.271cm">
          <text:p/>
        </draw:line>
        <draw:custom-shape draw:style-name="gr8" draw:text-style-name="P4" xml:id="id1" draw:id="id1" draw:layer="layout" svg:width="2.286cm" svg:height="2.032cm" svg:x="11.541cm" svg:y="1.635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9" draw:text-style-name="P2" draw:layer="layout" draw:type="line" svg:x1="12.684cm" svg:y1="3.667cm" svg:x2="12.747cm" svg:y2="6.207cm" draw:start-shape="id1" draw:start-glue-point="8" draw:end-shape="id2" draw:end-glue-point="0" svg:d="M12684 3667l63 2540" svg:viewBox="0 0 64 2541">
          <text:p/>
        </draw:connector>
        <draw:custom-shape draw:style-name="gr4" draw:text-style-name="P1" draw:layer="layout" svg:width="8.763cm" svg:height="1.651cm" svg:x="8.404cm" svg:y="15.443cm">
          <text:p text:style-name="P1">Data manipulation API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16.129cm" svg:height="1.651cm" svg:x="8.366cm" svg:y="15.478cm">
          <text:p text:style-name="P1">Unified data manipulation API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6.43cm" svg:y1="15.478cm" svg:x2="8.81cm" svg:y2="12.938cm" draw:start-shape="id3" draw:start-glue-point="0" draw:end-shape="id4" draw:end-glue-point="2" svg:d="M16430 15478l-7620-2540" svg:viewBox="0 0 7621 2541">
          <text:p/>
        </draw:connector>
        <draw:connector draw:style-name="gr9" draw:text-style-name="P2" draw:layer="layout" draw:type="line" svg:x1="16.43cm" svg:y1="15.478cm" svg:x2="12.747cm" svg:y2="12.938cm" draw:start-shape="id3" draw:start-glue-point="0" draw:end-shape="id5" draw:end-glue-point="2" svg:d="M16430 15478l-3683-2540" svg:viewBox="0 0 3684 2541">
          <text:p/>
        </draw:connector>
        <draw:connector draw:style-name="gr9" draw:text-style-name="P2" draw:layer="layout" draw:type="line" svg:x1="16.43cm" svg:y1="15.478cm" svg:x2="16.557cm" svg:y2="12.938cm" draw:start-shape="id3" draw:start-glue-point="0" draw:end-shape="id6" draw:end-glue-point="2" svg:d="M16430 15478l127-2540" svg:viewBox="0 0 128 2541">
          <text:p/>
        </draw:connector>
        <draw:connector draw:style-name="gr3" draw:text-style-name="P2" draw:layer="layout" draw:type="line" svg:x1="4.454cm" svg:y1="12.346cm" svg:x2="8.366cm" svg:y2="16.303cm" draw:start-shape="id7" draw:start-glue-point="9" draw:end-shape="id3" draw:end-glue-point="3" svg:d="M4454 12346l3912 3957" svg:viewBox="0 0 3913 3958">
          <text:p/>
        </draw:connector>
        <draw:custom-shape draw:style-name="gr8" draw:text-style-name="P4" xml:id="id8" draw:id="id8" draw:layer="layout" svg:width="2.286cm" svg:height="2.032cm" svg:x="15.351cm" svg:y="18.399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1" draw:text-style-name="P2" draw:layer="layout" draw:type="line" svg:x1="16.494cm" svg:y1="18.399cm" svg:x2="16.43cm" svg:y2="17.129cm" draw:start-shape="id8" draw:start-glue-point="4" draw:end-shape="id3" draw:end-glue-point="2" svg:d="M16494 18399l-64-1270" svg:viewBox="0 0 65 1271">
          <text:p/>
        </draw:connector>
        <draw:custom-shape draw:style-name="gr12" draw:text-style-name="P3" draw:layer="layout" svg:width="6.985cm" svg:height="5.334cm" svg:x="19.669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.667cm" svg:height="2.667cm" svg:x="20.145cm" svg:y="10.271cm">
          <text:p text:style-name="P1">Executo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2.667cm" svg:height="2.667cm" svg:x="23.606cm" svg:y="10.271cm">
          <text:p text:style-name="P1">Executor</text:p>
          <text:p text:style-name="P1">2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6.43cm" svg:y1="15.478cm" svg:x2="21.478cm" svg:y2="12.938cm" draw:start-shape="id3" draw:start-glue-point="0" draw:end-shape="id9" draw:end-glue-point="2" svg:d="M16430 15478l5048-2540" svg:viewBox="0 0 5049 2541">
          <text:p/>
        </draw:connector>
        <draw:connector draw:style-name="gr11" draw:text-style-name="P2" draw:layer="layout" draw:type="line" svg:x1="16.43cm" svg:y1="15.478cm" svg:x2="24.939cm" svg:y2="12.938cm" draw:start-shape="id3" draw:start-glue-point="0" draw:end-shape="id10" draw:end-glue-point="2" svg:d="M16430 15478l8509-2540" svg:viewBox="0 0 8510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1:18:05.586037030</meta:creation-date>
    <dc:date>2017-10-03T12:06:31.400293870</dc:date>
    <meta:editing-duration>PT48M25S</meta:editing-duration>
    <meta:editing-cycles>3</meta:editing-cycles>
    <meta:generator>LibreOffice/5.1.6.2$Linux_X86_64 LibreOffice_project/10m0$Build-2</meta:generator>
    <meta:document-statistic meta:object-count="26"/>
  </office:meta>
</office:document-meta>
</file>